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49183" officeooo:paragraph-rsid="00049183"/>
    </style:style>
    <style:style style:name="P2" style:family="paragraph" style:parent-style-name="Standard">
      <style:text-properties style:text-underline-style="solid" style:text-underline-width="auto" style:text-underline-color="font-color" officeooo:rsid="0006906a" officeooo:paragraph-rsid="0006906a"/>
    </style:style>
    <style:style style:name="P3" style:family="paragraph" style:parent-style-name="Standard">
      <style:text-properties style:text-underline-style="none" officeooo:rsid="0006906a" officeooo:paragraph-rsid="0006906a"/>
    </style:style>
    <style:style style:name="P4" style:family="paragraph" style:parent-style-name="Standard">
      <style:text-properties style:text-underline-style="solid" style:text-underline-width="auto" style:text-underline-color="font-color" officeooo:rsid="00088506" officeooo:paragraph-rsid="0006906a"/>
    </style:style>
    <style:style style:name="P5" style:family="paragraph" style:parent-style-name="Standard">
      <style:text-properties style:text-underline-style="solid" style:text-underline-width="auto" style:text-underline-color="font-color" officeooo:rsid="000c9447" officeooo:paragraph-rsid="000c9447"/>
    </style:style>
    <style:style style:name="P6" style:family="paragraph" style:parent-style-name="Standard">
      <style:text-properties style:text-underline-style="solid" style:text-underline-width="auto" style:text-underline-color="font-color" officeooo:rsid="000f2ba4" officeooo:paragraph-rsid="000f2ba4"/>
    </style:style>
    <style:style style:name="P7" style:family="paragraph" style:parent-style-name="Standard">
      <style:text-properties style:text-underline-style="solid" style:text-underline-width="auto" style:text-underline-color="font-color" officeooo:rsid="00110993" officeooo:paragraph-rsid="00110993"/>
    </style:style>
    <style:style style:name="P8" style:family="paragraph" style:parent-style-name="Standard">
      <style:text-properties style:text-underline-style="solid" style:text-underline-width="auto" style:text-underline-color="font-color" officeooo:rsid="0015189a" officeooo:paragraph-rsid="0015189a"/>
    </style:style>
    <style:style style:name="P9" style:family="paragraph" style:parent-style-name="Standard">
      <style:text-properties style:text-underline-style="solid" style:text-underline-width="auto" style:text-underline-color="font-color" officeooo:rsid="001cd905" officeooo:paragraph-rsid="001cd905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cd905" officeooo:paragraph-rsid="001cd905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611e3" officeooo:paragraph-rsid="002611e3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27620e" officeooo:paragraph-rsid="0027620e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90379" officeooo:paragraph-rsid="00290379" style:font-weight-asian="normal" style:font-weight-complex="normal"/>
    </style:style>
    <style:style style:name="P14" style:family="paragraph" style:parent-style-name="Standard">
      <style:text-properties style:text-underline-style="none" officeooo:rsid="0006906a" officeooo:paragraph-rsid="0006906a"/>
    </style:style>
    <style:style style:name="P15" style:family="paragraph" style:parent-style-name="Standard">
      <style:text-properties style:text-underline-style="none" officeooo:rsid="000d42fd" officeooo:paragraph-rsid="000d42fd"/>
    </style:style>
    <style:style style:name="P16" style:family="paragraph" style:parent-style-name="Standard">
      <style:text-properties style:text-underline-style="none" officeooo:rsid="000f2ba4" officeooo:paragraph-rsid="000f2ba4"/>
    </style:style>
    <style:style style:name="P17" style:family="paragraph" style:parent-style-name="Standard">
      <style:text-properties style:text-underline-style="none" fo:font-weight="normal" officeooo:rsid="00290379" officeooo:paragraph-rsid="00290379" style:font-weight-asian="normal" style:font-weight-complex="normal"/>
    </style:style>
    <style:style style:name="P18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d905" officeooo:paragraph-rsid="001cd905"/>
    </style:style>
    <style:style style:name="T1" style:family="text">
      <style:text-properties officeooo:rsid="00074801"/>
    </style:style>
    <style:style style:name="T2" style:family="text">
      <style:text-properties officeooo:rsid="00088506"/>
    </style:style>
    <style:style style:name="T3" style:family="text">
      <style:text-properties officeooo:rsid="0009525b"/>
    </style:style>
    <style:style style:name="T4" style:family="text">
      <style:text-properties officeooo:rsid="000a5b18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d42fd"/>
    </style:style>
    <style:style style:name="T7" style:family="text">
      <style:text-properties style:text-underline-style="none" officeooo:rsid="00136713"/>
    </style:style>
    <style:style style:name="T8" style:family="text">
      <style:text-properties style:text-underline-style="none" officeooo:rsid="0014c90b"/>
    </style:style>
    <style:style style:name="T9" style:family="text">
      <style:text-properties style:text-underline-style="none" officeooo:rsid="0019ce2d"/>
    </style:style>
    <style:style style:name="T10" style:family="text">
      <style:text-properties style:text-underline-style="none" officeooo:rsid="001a8170"/>
    </style:style>
    <style:style style:name="T11" style:family="text">
      <style:text-properties style:text-underline-style="none" officeooo:rsid="001c4690"/>
    </style:style>
    <style:style style:name="T12" style:family="text">
      <style:text-properties style:text-underline-style="none" officeooo:rsid="001e52e2"/>
    </style:style>
    <style:style style:name="T13" style:family="text">
      <style:text-properties officeooo:rsid="000f2ba4"/>
    </style:style>
    <style:style style:name="T14" style:family="text">
      <style:text-properties style:text-position="super 58%" style:text-underline-style="none"/>
    </style:style>
    <style:style style:name="T15" style:family="text">
      <style:text-properties style:text-position="super 58%" style:text-underline-style="none" officeooo:rsid="001c4690"/>
    </style:style>
    <style:style style:name="T16" style:family="text">
      <style:text-properties style:text-position="super 58%" style:text-underline-style="none" officeooo:rsid="001e52e2"/>
    </style:style>
    <style:style style:name="T17" style:family="text">
      <style:text-properties style:text-position="0% 100%"/>
    </style:style>
    <style:style style:name="T18" style:family="text">
      <style:text-properties style:text-position="0% 100%" style:text-underline-style="none"/>
    </style:style>
    <style:style style:name="T19" style:family="text">
      <style:text-properties style:text-position="0% 100%" style:text-underline-style="none" officeooo:rsid="001e52e2"/>
    </style:style>
    <style:style style:name="T20" style:family="text">
      <style:text-properties style:text-position="0% 100%" style:text-underline-style="none" officeooo:rsid="001f7895"/>
    </style:style>
    <style:style style:name="T21" style:family="text">
      <style:text-properties style:text-position="0% 100%" style:text-underline-style="none" officeooo:rsid="0020e3b2"/>
    </style:style>
    <style:style style:name="T22" style:family="text">
      <style:text-properties style:text-position="0% 100%" style:text-underline-style="none" officeooo:rsid="0023a9cf"/>
    </style:style>
    <style:style style:name="T23" style:family="text">
      <style:text-properties style:text-position="0% 100%" style:text-underline-style="none" officeooo:rsid="0024758c"/>
    </style:style>
    <style:style style:name="T24" style:family="text">
      <style:text-properties style:text-position="0% 100%" style:text-underline-style="none" officeooo:rsid="00275580"/>
    </style:style>
    <style:style style:name="T25" style:family="text">
      <style:text-properties style:text-position="0% 100%" style:text-underline-style="none" officeooo:rsid="0027620e"/>
    </style:style>
    <style:style style:name="T26" style:family="text">
      <style:text-properties style:text-position="0% 100%" style:text-underline-style="none" officeooo:rsid="002822a7"/>
    </style:style>
    <style:style style:name="T27" style:family="text">
      <style:text-properties style:text-position="0% 100%" officeooo:rsid="0024758c"/>
    </style:style>
    <style:style style:name="T28" style:family="text">
      <style:text-properties style:text-position="0% 100%" officeooo:rsid="00275580"/>
    </style:style>
    <style:style style:name="T29" style:family="text">
      <style:text-properties style:text-position="0% 100%" officeooo:rsid="002822a7"/>
    </style:style>
    <style:style style:name="T30" style:family="text">
      <style:text-properties style:text-position="0% 100%" officeooo:rsid="002ba0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/27/18</text:p>
      <text:p text:style-name="P1"/>
      <text:p text:style-name="P1">- Three fectors affect hashtable performances</text:p>
      <text:p text:style-name="P1">* Hashing function</text:p>
      <text:p text:style-name="P1">* Collision resolution</text:p>
      <text:p text:style-name="P1">* Load Factor</text:p>
      <text:p text:style-name="P1"/>
      <text:p text:style-name="P2">Collision resolution</text:p>
      <text:p text:style-name="P3"/>
      <text:p text:style-name="P3">- <text:span text:style-name="T1">Collision: when two keys hash to the same integer box</text:span></text:p>
      <text:p text:style-name="P3">- <text:span text:style-name="T2">What do we do when this happens?</text:span></text:p>
      <text:p text:style-name="P3">- <text:span text:style-name="T3">Two families of solutions:</text:span></text:p>
      <text:p text:style-name="P3"/>
      <text:p text:style-name="P4">Seperate Chaining</text:p>
      <text:p text:style-name="P3">- <text:span text:style-name="T4">General Idea: We have boxes of boxes (2D-like structure)</text:span></text:p>
      <text:p text:style-name="P3"/>
      <text:p text:style-name="P5">Basic add algo:</text:p>
      <text:p text:style-name="P5"><text:span text:style-name="T5">- Hash key, find thee data structure (LL or Vector) at the particular box</text:span></text:p>
      <text:p text:style-name="P5"><text:span text:style-name="T5">- for each item in the box:</text:span></text:p>
      <text:p text:style-name="P5"><text:span text:style-name="T5">* </text:span><text:span text:style-name="T6">If the key matches update the value</text:span></text:p>
      <text:p text:style-name="P5"><text:span text:style-name="T6">- If we never saw the key, do a push_back on the box</text:span></text:p>
      <text:p text:style-name="P15">- Implications:</text:p>
      <text:p text:style-name="P15">* as more items are placed in each item ox, te time to add begins to look more like O(N) than O(1)</text:p>
      <text:p text:style-name="P15">* One advantage <text:span text:style-name="T13">seperate chaining has over collisions resolution is that a HT using seperate chaining can be over 100% full</text:span></text:p>
      <text:p text:style-name="P15"/>
      <text:p text:style-name="P6">Open addressing</text:p>
      <text:p text:style-name="P16">- One item per box. If a bbox is full, we must probe to find a new box</text:p>
      <text:p text:style-name="P16">- “If my expected box is full, find a new box to go to”</text:p>
      <text:p text:style-name="P16"/>
      <text:p text:style-name="P7">Linear Probing</text:p>
      <text:p text:style-name="P7"><text:span text:style-name="T5">- If my box is full, try the next one over</text:span></text:p>
      <text:p text:style-name="P7"><text:span text:style-name="T5">- </text:span><text:span text:style-name="T7">As load factor increases, search time begins to look more like O(N)</text:span></text:p>
      <text:p text:style-name="P7"><text:span text:style-name="T7">- Linear probing <text:s/>often creates a clustering effect</text:span></text:p>
      <text:p text:style-name="P7"><text:span text:style-name="T7">* </text:span><text:span text:style-name="T8">Problems in one area create problems in another area.</text:span></text:p>
      <text:p text:style-name="P7"><text:span text:style-name="T8"/></text:p>
      <text:p text:style-name="P8">Quadratic Probing</text:p>
      <text:p text:style-name="P8"><text:span text:style-name="T5">- Rather than looking over by one, look over by some quadratic amount</text:span></text:p>
      <text:p text:style-name="P8"><text:span text:style-name="T5">* e.g. next probe = (i</text:span><text:span text:style-name="T14">2</text:span><text:span text:style-name="T5"> + 3i + 5)</text:span></text:p>
      <text:p text:style-name="P8"><text:span text:style-name="T5">- </text:span><text:span text:style-name="T9">Tends to reduce clustering effect</text:span></text:p>
      <text:p text:style-name="P8"><text:span text:style-name="T9">- </text:span><text:span text:style-name="T10">Most likely to get stuck in a cycle and be unable to find a new spot</text:span></text:p>
      <text:p text:style-name="P8"><text:span text:style-name="T10">* </text:span><text:span text:style-name="T11">Literture suggests that quadratic probe Hts bbe no more tha 50% full</text:span></text:p>
      <text:p text:style-name="P8"><text:span text:style-name="T11">- Example HT using probe = (i</text:span><text:span text:style-name="T15">2</text:span><text:span text:style-name="T11"> + 1) on A→2, B→3, C→2, D→4, E→2</text:span></text:p>
      <text:p text:style-name="P8"><text:span text:style-name="T11"/></text:p>
      <text:p text:style-name="P18">Double Hashing</text:p>
      <text:p text:style-name="P9"><text:span text:style-name="T5">- If the first hashing creates a collisions, hash using a second algorithm plus a “salt”</text:span></text:p>
      <text:p text:style-name="P9"><text:span text:style-name="T5">- </text:span><text:span text:style-name="T12">Ex: hash1(x) = x</text:span><text:span text:style-name="T16">2</text:span><text:span text:style-name="T19"> + x +3; hash2(y,salt)=5y+7 * 2salt + 1</text:span></text:p>
      <text:p text:style-name="P9"><text:span text:style-name="T19">- </text:span><text:span text:style-name="T20">Example HT using hashes A→2,6; B→3, 1; C→2,5; D→4,8; E→2,5,10</text:span></text:p>
      <text:p text:style-name="P9"><text:span text:style-name="T20">- </text:span><text:span text:style-name="T21">Doulbe hashing tends to avoid clustering</text:span></text:p>
      <text:p text:style-name="P9"><text:span text:style-name="T21">* </text:span><text:span text:style-name="T22">Implication: load factor should not get anywhere close to 100%</text:span></text:p>
      <text:p text:style-name="P9"><text:span text:style-name="T22">*In practice, double hashing tends to beb the slowest of the 3 traditional open addressing schemes</text:span></text:p>
      <text:p text:style-name="P10"><text:span text:style-name="T23"/></text:p>
      <text:p text:style-name="P11"><text:span text:style-name="T27">M</text:span><text:span text:style-name="T17">odern techniques </text:span><text:span text:style-name="T28">#1: Cuckoo Probing</text:span></text:p>
      <text:p text:style-name="P11"><text:span text:style-name="T24">- Developed in 2001</text:span></text:p>
      <text:p text:style-name="P11"><text:span text:style-name="T24">- Came about as a practical application of new probability theory</text:span></text:p>
      <text:p text:style-name="P11"><text:span text:style-name="T24">- </text:span><text:span text:style-name="T25">Sort of like double hashing w/ 2 parallel arrays</text:span></text:p>
      <text:p text:style-name="P11"><text:span text:style-name="T25">- each array has its own hashing function</text:span></text:p>
      <text:p text:style-name="P11"><text:span text:style-name="T25">- On inssert, randomly pick the array to place the item in</text:span></text:p>
      <text:p text:style-name="P12"><text:span text:style-name="T18">- On collision, shove out the existing item, move it to the secondary location</text:span></text:p>
      <text:p text:style-name="P12"><text:span text:style-name="T18">* repeat process until a cycle is detected</text:span></text:p>
      <text:p text:style-name="P12"><text:span text:style-name="T18">- </text:span><text:span text:style-name="T26">Ex:</text:span></text:p>
      <text:p text:style-name="P12"><text:span text:style-name="T26">* A:02 B:0,0 C:1,4 D:1,0 E:3,2 F:3,4</text:span></text:p>
      <text:p text:style-name="P12"><text:span text:style-name="T26"/></text:p>
      <text:p text:style-name="P13"><text:span text:style-name="T29">H</text:span><text:span text:style-name="T17">opscotch</text:span></text:p>
      <text:p text:style-name="P17"><text:span text:style-name="T17">- ???</text:span></text:p>
      <text:p text:style-name="P17"><text:span text:style-name="T17"/></text:p>
      <text:p text:style-name="P17"><text:span text:style-name="T17"/></text:p>
      <text:p text:style-name="P17"><text:span text:style-name="T17">- </text:span><text:span text:style-name="T30">Hashing is second most useful data struc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02:50.739226058</meta:creation-date>
    <meta:generator>LibreOffice/6.0.2.1.0$Linux_X86_64 LibreOffice_project/00m0$Build-1</meta:generator>
    <dc:date>2018-03-27T10:16:45.296739284</dc:date>
    <meta:editing-duration>PT1H1M12S</meta:editing-duration>
    <meta:editing-cycles>38</meta:editing-cycles>
    <meta:document-statistic meta:table-count="0" meta:image-count="0" meta:object-count="0" meta:page-count="2" meta:paragraph-count="54" meta:word-count="466" meta:character-count="2402" meta:non-whitespace-character-count="1989"/>
  </office:meta>
</office:document-meta>
</file>